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" svg:font-family="Mon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Mono"/>
    </style:style>
    <style:style style:name="P2" style:family="paragraph" style:parent-style-name="Standard">
      <style:text-properties style:font-name="Mono" officeooo:paragraph-rsid="001d4ce3"/>
    </style:style>
    <style:style style:name="P3" style:family="paragraph" style:parent-style-name="Standard">
      <style:text-properties style:font-name="Mono" officeooo:rsid="001d4ce3" officeooo:paragraph-rsid="001d4ce3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style:font-name="Mono" fo:font-weight="bold" style:font-weight-asian="bold" style:font-weight-complex="bold"/>
    </style:style>
    <style:style style:name="P5" style:family="paragraph" style:parent-style-name="Standard">
      <style:paragraph-properties fo:margin-left="3.752cm" fo:margin-right="0cm" fo:text-indent="0cm" style:auto-text-indent="false"/>
      <style:text-properties style:font-name="Mono" fo:font-weight="bold" style:font-weight-asian="bold" style:font-weight-complex="bold"/>
    </style:style>
    <style:style style:name="P6" style:family="paragraph" style:parent-style-name="Standard">
      <style:text-properties style:font-name="Mono" fo:font-size="16pt" fo:font-weight="bold" officeooo:rsid="001d4ce3" officeooo:paragraph-rsid="001d4ce3" style:font-size-asian="16pt" style:font-weight-asian="bold" style:font-size-complex="16pt" style:font-weight-complex="bold"/>
    </style:style>
    <style:style style:name="T1" style:family="text">
      <style:text-properties fo:font-weight="bold" officeooo:rsid="001d4ce3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Don‘t stop believin</text:p>
      <text:p text:style-name="P3">Journey 1981</text:p>
      <text:p text:style-name="P3"/>
      <text:p text:style-name="P3">E<text:tab/><text:tab/><text:tab/><text:tab/><text:tab/><text:tab/><text:tab/><text:tab/><text:tab/><text:tab/><text:tab/><text:tab/>119</text:p>
      <text:p text:style-name="P2">Just a small town girl<text:line-break/>Livin' in a lonely world<text:line-break/>She took the midnight train goin' anywhere<text:line-break/>Just a city boy<text:line-break/>Born and raised in south Detroit<text:line-break/>He took the midnight train goin' anywhere</text:p>
      <text:p text:style-name="P1"/>
      <text:p text:style-name="P1">A singer in a smoky room<text:line-break/>A smell of wine and cheap perfume<text:line-break/>For a smile they can share the night<text:line-break/>It goes on and on, and on, and on</text:p>
      <text:p text:style-name="P1"/>
      <text:p text:style-name="P4">Strangers waiting<text:line-break/>Up and down the boulevard<text:line-break/>Their shadows searching in the night<text:line-break/>Streetlights, people<text:line-break/>Living just to find emotion<text:line-break/>Hiding somewhere in the night</text:p>
      <text:p text:style-name="P1"/>
      <text:p text:style-name="P1">Working hard to get my fill<text:line-break/>Everybody wants a thrill<text:line-break/>Payin' anything to roll the dice<text:line-break/>Just one more time<text:line-break/>Some will win, some will lose<text:line-break/>Some were born to sing the blues<text:line-break/>Oh, the movie never ends<text:line-break/>It goes on and on, and on, and on</text:p>
      <text:p text:style-name="P1"/>
      <text:p text:style-name="P1"><text:tab/><text:span text:style-name="T1">Prechorus</text:span></text:p>
      <text:p text:style-name="P1"/>
      <text:p text:style-name="P5">Don't stop believin'<text:line-break/>Hold on to the feelin'<text:line-break/>Streetlights, people</text:p>
      <text:p text:style-name="P1"/>
      <text:p text:style-name="P1"><text:tab/><text:tab/><text:tab/><text:span text:style-name="T1">Chorus x 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" svg:font-family="Mon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3T09:22:22.374822509</meta:creation-date>
    <meta:print-date>2019-01-23T09:24:03.287714511</meta:print-date>
    <dc:date>2019-01-31T20:32:19.269808928</dc:date>
    <meta:editing-duration>PT12M29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157" meta:character-count="829" meta:non-whitespace-character-count="667"/>
  </office:meta>
</office:document-meta>
</file>